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Heading">
      <style:text-properties fo:language="ru" fo:country="RU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Heading">
      <style:text-properties fo:language="ru" fo:country="RU"/>
    </style:style>
    <style:style style:name="P15" style:family="paragraph" style:parent-style-name="Table_20_Heading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ни держат <text:span text:style-name="T1">H=31kHz / V=</text:span>48.8<text:span text:style-name="T1">Hz</text:span></text:p>
      <text:p text:style-name="P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">Марка/модель</text:p>
            </table:table-cell>
            <table:table-cell table:style-name="Таблица1.A1" office:value-type="string">
              <text:p text:style-name="P7">Тип</text:p>
            </table:table-cell>
            <table:table-cell table:style-name="Таблица1.A1" office:value-type="string">
              <text:p text:style-name="P7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.81 <text:span text:style-name="T1">kHz</text:span></text:p>
            <text:p text:style-name="P2">V: 56.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50 kHz</text:p>
            <text:p text:style-name="P2">V: 50.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96 kHz</text:p>
            <text:p text:style-name="P2">V: 50.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(не указано)</text:p>
          </table:table-cell>
          <table:table-cell table:style-name="Таблица1.D2" office:value-type="string">
            <text:p text:style-name="P4">Изображение — «4 с минусом». Нет ручной настройки фазы пикселей, автомат «промахивается» (при <text:span text:style-name="T1">pixelclock</text:span>=<text:span text:style-name="T1">14MHz).</text:span>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8"/>
      <text:p text:style-name="P8">Они <text:span text:style-name="T2">не </text:span>держат <text:span text:style-name="T1">H=31kHz / V=</text:span>48.8<text:span text:style-name="T1">Hz</text:span></text:p>
      <text:p text:style-name="P9"><text:span text:style-name="T1">просьба добавлять модели по алфавиту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6">Марка/модель</text:p>
            </table:table-cell>
            <table:table-cell table:style-name="Таблица2.A1" office:value-type="string">
              <text:p text:style-name="P7">Тип</text:p>
            </table:table-cell>
            <table:table-cell table:style-name="Таблица2.A1" office:value-type="string">
              <text:p text:style-name="P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<text:span text:style-name="T1">Out of rang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1" meta:paragraph-count="58" meta:word-count="221" meta:character-count="1488"/>
    <meta:user-defined meta:name="Поле 1"/>
    <meta:user-defined meta:name="Поле 2"/>
    <meta:user-defined meta:name="Поле 3"/>
    <meta:user-defined meta:name="Поле 4"/>
  </office:meta>
</office:document-meta>
</file>